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M Sans" svg:font-family="'DM Sans', 'DM Sans Fallback', ui-sans-serif, system-ui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officeooo:rsid="0018c923" officeooo:paragraph-rsid="0018c923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Times New Roman" fo:language="ru" fo:country="RU" officeooo:rsid="0018c923" officeooo:paragraph-rsid="0018c923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weight="bold" officeooo:rsid="0018c923" officeooo:paragraph-rsid="0018c92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weight="bold" officeooo:rsid="001973b7" officeooo:paragraph-rsid="001973b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Times New Roman" fo:language="ru" fo:country="RU" fo:font-weight="bold" officeooo:rsid="001973b7" officeooo:paragraph-rsid="001973b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officeooo:paragraph-rsid="001973b7" style:font-size-asian="14pt" style:font-size-complex="14pt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Times New Roman"/>
    </style:style>
    <style:style style:name="P8" style:family="paragraph" style:parent-style-name="Text_20_body" style:list-style-name="L1">
      <style:paragraph-properties fo:margin-left="0cm" fo:margin-right="0cm" fo:text-indent="0cm" style:auto-text-indent="false" fo:padding="0cm" fo:border="none"/>
      <style:text-properties style:font-name="Times New Roman" officeooo:paragraph-rsid="001973b7"/>
    </style:style>
    <style:style style:name="P9" style:family="paragraph" style:parent-style-name="Heading_20_2">
      <style:paragraph-properties fo:margin-left="0cm" fo:margin-right="0cm" fo:text-indent="0cm" style:auto-text-indent="false" fo:padding="0cm" fo:border="none"/>
      <style:text-properties style:font-name="Times New Roman" fo:font-size="14pt" officeooo:paragraph-rsid="001973b7" style:font-size-asian="14pt" style:font-size-complex="14pt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Times New Roman"/>
    </style:style>
    <style:style style:name="P12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style:font-name="Times New Roman" officeooo:paragraph-rsid="001973b7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Times New Roman"/>
    </style:style>
    <style:style style:name="P14" style:family="paragraph" style:parent-style-name="Text_20_body" style:list-style-name="L3">
      <style:paragraph-properties fo:margin-left="0cm" fo:margin-right="0cm" fo:text-indent="0cm" style:auto-text-indent="false" fo:padding="0cm" fo:border="none"/>
      <style:text-properties style:font-name="Times New Roman"/>
    </style:style>
    <style:style style:name="P15" style:family="paragraph" style:parent-style-name="Heading_20_2">
      <style:paragraph-properties fo:margin-left="0cm" fo:margin-right="0cm" fo:text-indent="0cm" style:auto-text-indent="false" fo:padding="0cm" fo:border="none"/>
      <style:text-properties style:font-name="Times New Roman" fo:font-size="14pt" style:font-size-asian="14pt" style:font-size-complex="14pt"/>
    </style:style>
    <style:style style:name="P16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7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8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19" style:family="paragraph" style:parent-style-name="Heading_20_2">
      <style:paragraph-properties fo:margin-left="0cm" fo:margin-right="0cm" fo:text-indent="0cm" style:auto-text-indent="false" fo:padding="0cm" fo:border="none"/>
      <style:text-properties fo:font-size="14pt" style:font-size-asian="14pt" style:font-size-complex="14pt"/>
    </style:style>
    <style:style style:name="P20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1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22" style:family="paragraph" style:parent-style-name="Text_20_body">
      <style:paragraph-properties fo:margin-left="0cm" fo:margin-right="0cm" fo:text-indent="0cm" style:auto-text-indent="false" fo:padding="0cm" fo:border="none"/>
      <style:text-properties style:font-name="Times New Roman"/>
    </style:style>
    <style:style style:name="P23" style:family="paragraph" style:parent-style-name="Text_20_body">
      <style:paragraph-properties fo:margin-left="0cm" fo:margin-right="0cm" fo:text-indent="0cm" style:auto-text-indent="false" fo:padding="0cm" fo:border="none"/>
      <style:text-properties style:font-name="Times New Roman" officeooo:paragraph-rsid="001973b7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size="12pt" officeooo:paragraph-rsid="0018c923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fo:color="#000000" loext:opacity="100%" style:font-name="Times New Roman" fo:language="ru" fo:country="RU" officeooo:rsid="0018c923" officeooo:paragraph-rsid="0018c923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font-size="12pt" fo:letter-spacing="normal" fo:font-style="normal" fo:font-weight="normal"/>
    </style:style>
    <style:style style:name="T3" style:family="text">
      <style:text-properties fo:color="#000000" loext:opacity="100%"/>
    </style:style>
    <style:style style:name="T4" style:family="text">
      <style:text-properties fo:font-variant="normal" fo:text-transform="none" fo:font-size="12pt" fo:letter-spacing="normal" fo:language="en" fo:country="US" fo:font-style="normal" fo:font-weight="normal"/>
    </style:style>
    <style:style style:name="T5" style:family="text">
      <style:text-properties fo:color="#000000" loext:opacity="100%" fo:language="ru" fo:country="RU" fo:font-weight="bold" officeooo:rsid="001973b7" style:font-weight-asian="bold" style:font-weight-complex="bold"/>
    </style:style>
    <style:style style:name="T6" style:family="text">
      <style:text-properties style:font-name="Times New Roman" loext:padding="0cm" loext:border="none"/>
    </style:style>
    <style:style style:name="T7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оздание платформы для управления туристическими турами.</text:p>
      <text:p text:style-name="P2">Выполнил: Студент группы ИСП-223а Омурбеков Иван.</text:p>
      <text:p text:style-name="P3">Аннотация проекта<text:span text:style-name="T1">:</text:span></text:p>
      <text:p text:style-name="P2"><text:span text:style-name="T2">Проект разработан для упрощения управления туристическими турами. Пользователи могут добавлять новые туры, просматривать существующие и управлять ими с помощью простого графического интерфейса. Основная идея заключается в создании доступной, интуитивно понятной системы для управления экскурсиями и путешествиями.</text:span> \</text:p>
      <text:p text:style-name="P3">Проблема:</text:p>
      <text:p text:style-name="P2"><text:span text:style-name="T2">Проблема, которую решает данный проект, заключается в недостаточной автоматизации процесса управления турами. Многие предприятия или индивидуальные предприниматели сталкиваются с трудностями при хранении и организации информации о турах. Проект предлагает простое решение для эффективного поиска и добавления необходимых данных.</text:span> </text:p>
      <text:p text:style-name="P4">Цель проекта:<text:span text:style-name="T3"/></text:p>
      <text:p text:style-name="P5"><text:span text:style-name="T2">Создать систему управления турами, позволяющую пользователям добавлять, просматривать и управлять туристическими предложениями. Так же добавить в свой проект нужные библиотеки, такие как</text:span><text:span text:style-name="T4"> Tkinter</text:span><text:span text:style-name="T2"> и</text:span><text:span text:style-name="T4"> Sqlite3.</text:span><text:span text:style-name="T1"> </text:span></text:p>
      <text:p text:style-name="P6"><text:span text:style-name="T5">Задачи проекта:</text:span></text:p>
      <text:list text:style-name="L1">
        <text:list-item>
          <text:p text:style-name="P7">Разработать интерфейс для добавления новых туров с соответствующими полями (название, описание, цена, дата).</text:p>
        </text:list-item>
        <text:list-item>
          <text:p text:style-name="P7">Реализовать функционал для загрузки и отображения списка существующих туров.</text:p>
        </text:list-item>
        <text:list-item>
          <text:p text:style-name="P8">Обеспечить сохранение данных о турах в базу данных SQLite.</text:p>
        </text:list-item>
      </text:list>
      <text:h text:style-name="P9" text:outline-level="2">Целевая аудитория проекта:</text:h>
      <text:list text:style-name="L2">
        <text:list-header>
          <text:p text:style-name="P10"><text:span text:style-name="Strong_20_Emphasis"><text:span text:style-name="T6">Целевые группы:</text:span></text:span></text:p>
          <text:list>
            <text:list-item>
              <text:p text:style-name="P11">Туристические компании</text:p>
            </text:list-item>
            <text:list-item>
              <text:p text:style-name="P11">Индивидуальные предприниматели в сфере туризма</text:p>
            </text:list-item>
          </text:list>
          <text:p text:style-name="P10"><text:span text:style-name="Strong_20_Emphasis"><text:span text:style-name="T6">Возраст участников:</text:span></text:span></text:p>
          <text:list text:continue-numbering="true">
            <text:list-item>
              <text:p text:style-name="P12">Основная аудитория — взрослые пользователи, работающие в сервисной или административной сфере (25-60 лет).</text:p>
            </text:list-item>
          </text:list>
        </text:list-header>
      </text:list>
      <text:h text:style-name="P9" text:outline-level="2">Результаты проекта:</text:h>
      <text:list text:style-name="L3">
        <text:list-item>
          <text:p text:style-name="P13">Kачественное улучшение управления данными о турах.</text:p>
        </text:list-item>
        <text:list-item>
          <text:p text:style-name="P13">Увеличение удобства работы с информацией.</text:p>
        </text:list-item>
        <text:list-item>
          <text:p text:style-name="P13">Количественные результаты:</text:p>
          <text:list>
            <text:list-item>
              <text:p text:style-name="P13">Ожидается добавление как минимум 100 туров в базу данных за первый месяц.</text:p>
            </text:list-item>
            <text:list-item>
              <text:p text:style-name="P14">Снижение времени на поиск и добавление информации о турах на 30%.</text:p>
            </text:list-item>
          </text:list>
        </text:list-item>
      </text:list>
      <text:h text:style-name="P15" text:outline-level="2">Методы оценки результатов:</text:h>
      <text:p text:style-name="P16">Успешность проекта будет оцениваться по следующим показателям:</text:p>
      <text:list text:style-name="L4">
        <text:list-item>
          <text:p text:style-name="P17">Наличие стабильной работы интерфейса при загрузке и добавлении туров.</text:p>
        </text:list-item>
        <text:list-item>
          <text:p text:style-name="P17">Формирование и показ списка из более чем 100 туров за указанный период.</text:p>
        </text:list-item>
        <text:list-item>
          <text:p text:style-name="P18">Обратная связь от пользователей о удобстве и функциональности системы.</text:p>
        </text:list-item>
      </text:list>
      <text:p text:style-name="P16"/>
      <text:p text:style-name="P16"/>
      <text:h text:style-name="P19" text:outline-level="2"><text:soft-page-break/>Дальнейшая реализация проекта:</text:h>
      <text:p text:style-name="P16">После завершения проекта планируется:</text:p>
      <text:list text:style-name="L5">
        <text:list-item>
          <text:p text:style-name="P20">Внедрение дополнительных функциональных возможностей, таких как возможность редактирования и удаления туров.</text:p>
        </text:list-item>
        <text:list-item>
          <text:p text:style-name="P20">Проведение пользовательского тестирования для выявления и исправления ошибок.</text:p>
        </text:list-item>
        <text:list-item>
          <text:p text:style-name="P21">Рассмотрение вариантов интеграции с другими системами бронирования и управления турами для расширения возможностей приложения.</text:p>
        </text:list-item>
      </text:list>
      <text:p text:style-name="P16"/>
      <text:p text:style-name="P22"/>
      <text:p text:style-name="P22"/>
      <text:p text:style-name="P23"><text:span text:style-name="T7"/></text:p>
      <text:p text:style-name="P24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M Sans" svg:font-family="'DM Sans', 'DM Sans Fallback', ui-sans-serif, system-ui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2T10:10:40.773000000</meta:creation-date>
    <dc:date>2025-05-12T10:34:39.361000000</dc:date>
    <meta:editing-duration>PT1M50S</meta:editing-duration>
    <meta:editing-cycles>1</meta:editing-cycles>
    <meta:document-statistic meta:table-count="0" meta:image-count="0" meta:object-count="0" meta:page-count="2" meta:paragraph-count="34" meta:word-count="313" meta:character-count="2458" meta:non-whitespace-character-count="2195"/>
    <meta:generator>LibreOffice/24.8.6.2$Windows_X86_64 LibreOffice_project/6d98ba145e9a8a39fc57bcc76981d1fb1316c60c</meta:generator>
  </office:meta>
</office:document-meta>
</file>